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VR" svg:font-family="'Times V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>
        <style:tab-stops>
          <style:tab-stop style:position="4in" style:type="right"/>
        </style:tab-stops>
      </style:paragraph-properties>
      <style:text-properties fo:font-size="9pt" fo:language="la" fo:country="VA" style:font-size-asian="9pt" style:font-size-complex="9pt" fo:hyphenate="tru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4in" style:type="right"/>
        </style:tab-stops>
        <style:drop-cap style:lines="2"/>
      </style:paragraph-properties>
      <style:text-properties fo:font-size="9pt" fo:language="la" fo:country="VA" style:font-size-asian="9pt" style:font-size-complex="9pt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4in" style:type="right"/>
        </style:tab-stops>
      </style:paragraph-properties>
      <style:text-properties fo:font-size="9pt" fo:language="la" fo:country="VA" fo:font-style="italic" style:font-size-asian="9pt" style:font-style-asian="italic" style:font-size-complex="9pt" style:font-style-complex="italic" fo:hyphenate="true" fo:hyphenation-remain-char-count="2" fo:hyphenation-push-char-count="2"/>
    </style:style>
    <style:style style:name="P4" style:family="paragraph" style:parent-style-name="Standard" style:master-page-name="">
      <style:paragraph-properties fo:text-align="justify" style:justify-single-word="false" fo:hyphenation-ladder-count="no-limit" style:page-number="auto">
        <style:tab-stops>
          <style:tab-stop style:position="4in" style:type="right"/>
        </style:tab-stops>
      </style:paragraph-properties>
      <style:text-properties fo:font-size="9pt" fo:language="la" fo:country="VA" style:font-size-asian="9pt" style:font-size-complex="9pt" fo:hyphenate="true" fo:hyphenation-remain-char-count="2" fo:hyphenation-push-char-count="2"/>
    </style:style>
    <style:style style:name="P5" style:family="paragraph" style:parent-style-name="Standard" style:master-page-name="">
      <style:paragraph-properties fo:text-align="justify" style:justify-single-word="false" fo:hyphenation-ladder-count="no-limit" style:page-number="auto">
        <style:tab-stops>
          <style:tab-stop style:position="4in" style:type="right"/>
        </style:tab-stops>
        <style:drop-cap style:lines="2"/>
      </style:paragraph-properties>
      <style:text-properties fo:font-size="9pt" fo:language="la" fo:country="VA" style:font-size-asian="9pt" style:font-size-complex="9pt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 fo:break-before="page">
        <style:tab-stops>
          <style:tab-stop style:position="4in" style:type="right"/>
        </style:tab-stops>
      </style:paragraph-properties>
      <style:text-properties fo:font-size="9pt" fo:language="la" fo:country="VA" style:font-size-asian="9pt" style:font-size-complex="9pt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 fo:break-before="column">
        <style:tab-stops>
          <style:tab-stop style:position="4in" style:type="right"/>
        </style:tab-stops>
      </style:paragraph-properties>
      <style:text-properties fo:font-size="9pt" fo:language="la" fo:country="VA" style:font-size-asian="9pt" style:font-size-complex="9pt" fo:hyphenate="tru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VR"/>
    </style:style>
    <style:style style:name="T3" style:family="text">
      <style:text-properties style:font-name="Times VR" fo:font-style="italic" style:font-style-asian="italic" style:font-style-complex="italic"/>
    </style:style>
    <style:style style:name="T4" style:family="text">
      <style:text-properties style:font-name="Times VR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ýrie, eléison.</text:p>
      <text:p text:style-name="P1">Christe eléison.</text:p>
      <text:p text:style-name="P1">Kýrie, eléison.</text:p>
      <text:p text:style-name="P1"/>
      <text:p text:style-name="P1">Pater de cœlis, Deus,</text:p>
      <text:p text:style-name="P1"><text:tab/>miserére nobis.</text:p>
      <text:p text:style-name="P1">Fili, Redémptor mundi, Deus,</text:p>
      <text:p text:style-name="P1"><text:tab/>miserére nobis.</text:p>
      <text:p text:style-name="P1">Spíritus Sancte, Deus,</text:p>
      <text:p text:style-name="P1"><text:tab/>miserére nobis.</text:p>
      <text:p text:style-name="P1"/>
      <text:p text:style-name="P1">Sancta María,</text:p>
      <text:p text:style-name="P1"><text:tab/>ora pro nobis.</text:p>
      <text:p text:style-name="P1">Sancta Dei Génetrix,<text:tab/>ora.</text:p>
      <text:p text:style-name="P1">Sancta Virgo vírginum,<text:tab/>ora.</text:p>
      <text:p text:style-name="P1">Mater Christi,<text:tab/>ora.</text:p>
      <text:p text:style-name="P1">Mater divínæ grátiæ,<text:tab/>ora.</text:p>
      <text:p text:style-name="P1">Mater puríssima,<text:tab/>ora.</text:p>
      <text:p text:style-name="P1">Mater castíssima,<text:tab/>ora.</text:p>
      <text:p text:style-name="P1">Mater invioláta,<text:tab/>ora.</text:p>
      <text:p text:style-name="P1">Mater intemeráta,<text:tab/>ora.</text:p>
      <text:p text:style-name="P1">Mater amábilis,<text:tab/>ora.</text:p>
      <text:p text:style-name="P1">Mater admirábilis,<text:tab/>ora.</text:p>
      <text:p text:style-name="P1">Mater boni Consílii,<text:tab/>ora.</text:p>
      <text:p text:style-name="P1">Mater de perpétuo succúrsu,<text:tab/>ora.</text:p>
      <text:p text:style-name="P1">Mater Creatóris,<text:tab/>ora.</text:p>
      <text:p text:style-name="P1">Mater Salvatóris,<text:tab/>ora.</text:p>
      <text:p text:style-name="P1">Virgo prudentíssima,<text:tab/>ora.</text:p>
      <text:p text:style-name="P1">Virgo veneránda,<text:tab/>ora.</text:p>
      <text:p text:style-name="P1">Virgo prædicánda,<text:tab/>ora.</text:p>
      <text:p text:style-name="P1">Virgo potens,<text:tab/>ora.</text:p>
      <text:p text:style-name="P1">Virgo clemens,<text:tab/>ora.</text:p>
      <text:p text:style-name="P1">Virgo fidélis,<text:tab/>ora.</text:p>
      <text:p text:style-name="P1">Spéculum justítiæ,<text:tab/>ora.</text:p>
      <text:p text:style-name="P1">Sedes sapiéntiæ,<text:tab/>ora.</text:p>
      <text:p text:style-name="P1">Causa nostræ lætítiæ,<text:tab/>ora.</text:p>
      <text:p text:style-name="P1">Vas spirituále,<text:tab/>ora.</text:p>
      <text:p text:style-name="P1">Vas honorábile,<text:tab/>ora.</text:p>
      <text:p text:style-name="P1">Vas insígne devotiónis,<text:tab/>ora.</text:p>
      <text:p text:style-name="P1">Rosa mýstica,<text:tab/>ora.</text:p>
      <text:p text:style-name="P1">Turris Davídica,<text:tab/>ora.</text:p>
      <text:p text:style-name="P1">Turris ebúrnea,<text:tab/>ora.</text:p>
      <text:p text:style-name="P1">Domus áurea,<text:tab/>ora.</text:p>
      <text:p text:style-name="P1">Fœderis arca,<text:tab/>ora.</text:p>
      <text:p text:style-name="P1">Jánua cœli,<text:tab/>ora.</text:p>
      <text:p text:style-name="P1">Stella matutína,<text:tab/>ora.</text:p>
      <text:p text:style-name="P1">Salus infirmórum,<text:tab/>ora.</text:p>
      <text:p text:style-name="P1">Refugium peccatórum,<text:tab/>ora.</text:p>
      <text:p text:style-name="P1">Consolatrix afflictórum,<text:tab/>ora.</text:p>
      <text:p text:style-name="P1">Auxílium Christianórum,<text:tab/>ora.</text:p>
      <text:p text:style-name="P1">Regína Angelórum,<text:tab/>ora.</text:p>
      <text:p text:style-name="P1">Regína Patriarchárum,<text:tab/>ora.</text:p>
      <text:p text:style-name="P1">Regína Prophetárum,<text:tab/>ora.</text:p>
      <text:p text:style-name="P1">Regína Apostolórum,<text:tab/>ora.</text:p>
      <text:p text:style-name="P1">Regína Mártyrum,<text:tab/>ora.</text:p>
      <text:p text:style-name="P1">Regína Confessórum,<text:tab/>ora.</text:p>
      <text:p text:style-name="P1">Regína Vírginum,<text:tab/>ora.</text:p>
      <text:p text:style-name="P1">Regína Sanctórum ómnium,<text:tab/>ora.</text:p>
      <text:p text:style-name="P1">Regína sine labe origináli concépta,</text:p>
      <text:p text:style-name="P1"><text:tab/>ora.</text:p>
      <text:p text:style-name="P1">Regína in cœlum assúmpta,<text:tab/>ora.</text:p>
      <text:p text:style-name="P1">Regína sacratíssimi Rosárii,<text:tab/>ora.</text:p>
      <text:p text:style-name="P1">Regína pacis,<text:tab/>ora.</text:p>
      <text:p text:style-name="P1"/>
      <text:p text:style-name="P1"/>
      <text:p text:style-name="P6">Agnus Dei, qui tollis peccáta mundi,</text:p>
      <text:p text:style-name="P1"><text:tab/>parce nobis, Dómine.</text:p>
      <text:p text:style-name="P1">Agnus Dei, qui tollis peccáta mundi,</text:p>
      <text:p text:style-name="P1"><text:tab/>exáudi nos, Dómine.</text:p>
      <text:p text:style-name="P1">Agnus Dei, qui tollis peccáta mundi,</text:p>
      <text:p text:style-name="P1"><text:tab/>miserére nobis.</text:p>
      <text:p text:style-name="P1"/>
      <text:p text:style-name="P1"><text:span text:style-name="T1">Ant.</text:span> Sub tuum præsídium confúgimus, Sancta Dei Génetrix: * nostras deprecatiónes ne despícias in necessitátibus nostris, * sed a perículis cunctis líbera nos semper, Virgo gloriósa et benedícta.</text:p>
      <text:p text:style-name="P1"/>
      <text:p text:style-name="P1"><text:bookmark-start text:name="DDE_LINK1"/><text:span text:style-name="T4">V.</text:span> Ora pro nobis, sancta Dei Génetrix. <text:s/><text:span text:style-name="T4">R.</text:span> Ut digni efficiámur promissiónibus Christi.</text:p>
      <text:p text:style-name="P1"><text:bookmark-end text:name="DDE_LINK1"/></text:p>
      <text:p text:style-name="P1">Orémus.</text:p>
      <text:p text:style-name="P5">Concéde nos fámulos tuos, quǽsumus, Dómine Deus, perpétua mentis et corporis sanitáte guadére: et, gloriósa beátæ Maríæ semper Vírginis intercessióne, a præsénti liberári tristítia, et ætérna pérfrui lætítia. Per Christum Dóminum nostrum.</text:p>
      <text:p text:style-name="P1"><text:span text:style-name="T4">R.</text:span> Amen.</text:p>
      <text:p text:style-name="P1"/>
      <text:p text:style-name="P7"><text:span text:style-name="T4">V.</text:span> Angelus Dómini nutiávit Maríæ:</text:p>
      <text:p text:style-name="P1"><text:span text:style-name="T4">R.</text:span> Et Concépit de Spíritu Sáncto.</text:p>
      <text:p text:style-name="P1"><text:bookmark-start text:name="DDE_LINK"/>Ave María.<text:bookmark-end text:name="DDE_LINK"/></text:p>
      <text:p text:style-name="P1"/>
      <text:p text:style-name="P1"><text:span text:style-name="T4">V.</text:span> Ecce ancílla Dómini: <text:s/><text:span text:style-name="T4">R.</text:span> Fiat mihi secúndum Vérbum tuum.</text:p>
      <text:p text:style-name="P1">Ave María.</text:p>
      <text:p text:style-name="P1"/>
      <text:p text:style-name="P3">(hic genuflectitur)</text:p>
      <text:p text:style-name="P1"><text:span text:style-name="T2">V. </text:span>Et Verbum caro factum est:</text:p>
      <text:p text:style-name="P1"><text:span text:style-name="T2">R. </text:span>Et habitavit in nobis.</text:p>
      <text:p text:style-name="P1">Ave María.</text:p>
      <text:p text:style-name="P1"/>
      <text:p text:style-name="P1"><text:span text:style-name="T4">V.</text:span> Ora pro nobis, sancta Dei Génetrix. <text:s/><text:span text:style-name="T4">R.</text:span> Ut digni efficiámur promissiónibus Christi.</text:p>
      <text:p text:style-name="P1"/>
      <text:p text:style-name="P1">Orémus.</text:p>
      <text:p text:style-name="P2">Grátiam tuam, quǽsumus Dómine, méntibus nostris infúnde; ut, qui, Angelo nuntiánte, Christi Fílii tui incarnatiónem cognóvimus; per passiónem ejus et crucem, ad resurrectiónis glóriam perducámur. Per eúmdem Christum Dóminum nostrum.</text:p>
      <text:p text:style-name="P1"><text:span text:style-name="T2">R.</text:span> A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VR" svg:font-family="'Times V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25in" fo:page-height="5.5in" style:num-format="1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2" fo:column-gap="0.1in">
          <style:column-sep style:width="0.0008in" style:color="#000000" style:height="100%"/>
          <style:column style:rel-width="2700*" fo:start-indent="0in" fo:end-indent="0.05in"/>
          <style:column style:rel-width="2700*" fo:start-indent="0.0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Siefker</meta:initial-creator>
    <meta:creation-date>2009-08-27T20:12:45.37</meta:creation-date>
    <meta:document-statistic meta:table-count="0" meta:image-count="0" meta:object-count="0" meta:page-count="2" meta:paragraph-count="85" meta:word-count="378" meta:character-count="2587"/>
    <dc:date>2009-08-27T20:23:56.76</dc:date>
    <dc:creator>David Siefker</dc:creator>
    <meta:editing-duration>PT00H11M12S</meta:editing-duration>
    <meta:editing-cycles>1</meta:editing-cycles>
    <meta:generator>OpenOffice.org/3.1$Win32 OpenOffice.org_project/310m11$Build-9399</meta:generator>
  </office:meta>
</office:document-meta>
</file>